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orphans="2" fo:widows="2"/>
      <style:text-properties officeooo:paragraph-rsid="0014c22a"/>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italic" fo:font-weight="normal"/>
    </style:style>
    <style:style style:name="T3" style:family="text">
      <style:text-properties fo:font-variant="normal" fo:text-transform="none" fo:color="#000000" fo:letter-spacing="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text:span><text:soft-page-break/><text:span text:style-name="T1">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text:span><text:soft-page-break/><text:span text:style-name="T1">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text:span><text:soft-page-break/><text:span text:style-name="T1">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text:span><text:span text:style-name="T3">— </text:span><text:span text:style-name="T1">Здравствуй, Петрович!</text:span><text:span text:style-name="T3">— </text:span><text:span text:style-name="T1">Здравствовать желаю, сударь, — сказал Петрович и покосил свой глаз на руки Акакия Акакиевича, желая высмотреть, какого рода добычу тот нес.</text:span><text:span text:style-name="T3">— </text:span><text:span text:style-name="T1">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text:span><text:span text:style-name="T3">— </text:span><text:span text:style-name="T1">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text:span><text:span text:style-name="T3">— </text:span><text:span text:style-name="T1">А я вот того, Петрович... шинель-то, сукно... вот видишь, везде в других местах, совсем крепкое, оно немножко </text:span><text:soft-page-break/><text:span text:style-name="T1">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text:span><text:span text:style-name="T3">— </text:span><text:span text:style-name="T1">Нет, нельзя поправить: худой гардероб!У Акакия Акакиевича при этих словах екнуло сердце.</text:span><text:span text:style-name="T3">— </text:span><text:span text:style-name="T1">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text:span><text:span text:style-name="T3">— </text:span><text:span text:style-name="T1">Да кусочки-то можно найти, кусочки найдутся, — сказал Петрович, — да нашить-то нельзя: дело совсем гнилое, тронешь иглой — а вот уж оно и ползет.</text:span><text:span text:style-name="T3">— </text:span><text:span text:style-name="T1">Пусть ползет, а ты тотчас заплаточку.</text:span><text:span text:style-name="T3">— </text:span><text:span text:style-name="T1">Да заплаточки не на чем положить, укрепиться ей не за что, подержка больно велика. Только слава что сукно, а подуй ветер, так разлетится.</text:span><text:span text:style-name="T3">— </text:span><text:span text:style-name="T1">Ну, да уж прикрепи. Как же этак, право, того!..</text:span><text:span text:style-name="T3">— </text:span><text:span text:style-name="T1">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text:span><text:span text:style-name="T3">— </text:span><text:span text:style-name="T1">Как же новую? — сказал он, все еще как будто находясь во сне, — ведь у меня и денег на это нет.</text:span><text:span text:style-name="T3">— </text:span><text:span text:style-name="T1">Да, новую, — сказал с варварским спокойствием Петрович.</text:span><text:span text:style-name="T3">— </text:span><text:span text:style-name="T1">Ну, а если бы пришлось новую, как бы она того...</text:span><text:span text:style-name="T3">— </text:span><text:span text:style-name="T1">То есть что будет стоить?</text:span><text:span text:style-name="T3">— </text:span><text:span text:style-name="T1">Да.</text:span><text:span text:style-name="T3">— </text:span><text:span text:style-name="T1">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text:span><text:span text:style-name="T3">— </text:span><text:span text:style-name="T1">Полтораста рублей за шинель! — вскрикнул бедный Акакий Акакиевич, вскрикнул, может быть, в первый раз от роду, ибо отличался всегда тихостью голоса.</text:span><text:span text:style-name="T3">— </text:span><text:span text:style-name="T1">Да-с, — сказал Петрович, — да еще какова шинель. Если положить на воротник куницу да пустить капишон на шелковой подкладке, так и в двести войдет.</text:span><text:span text:style-name="T3">— </text:span><text:span text:style-name="T1">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text:span><text:span text:style-name="T3">— </text:span><text:span text:style-name="T1">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text:span><text:soft-page-break/><text:span text:style-name="T1">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text:span><text:soft-page-break/><text:span text:style-name="T1">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text:span><text:soft-page-break/><text:span text:style-name="T1">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text:span><text:soft-page-break/><text:span text:style-name="T1">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text:span><text:soft-page-break/><text:span text:style-name="T1">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сочинителю, — итак, сумма оказалась самая бездельная. Один кто-то, движимый состраданием, решился, по крайней мере, помочь Акакию Акакиевичу добрым советом, </text:span><text:soft-page-break/><text:span text:style-name="T1">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text:span><text:soft-page-break/><text:span text:style-name="T1">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text:span><text:span text:style-name="T3">— </text:span><text:span text:style-name="T1">Что вы, милостивый государь, — продолжал он отрывисто, — не знаете порядка? куда вы зашла? не 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text:span><text:span text:style-name="T3">— </text:span><text:span text:style-name="T1">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text:span><text:span text:style-name="T3">— </text:span><text:span text:style-name="T1">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text:span><text:span text:style-name="T3">— </text:span><text:span text:style-name="T1">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text:span><text:soft-page-break/><text:span text:style-name="T1">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text:span><text:soft-page-break/><text:span text:style-name="T1">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text:span><text:soft-page-break/><text:span text:style-name="T1">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действительнейшим, упрятал на всякий случай голову свою в плечи, замахнулся кнутом и помчался как стрела. <office:annotation office:name="__Annotation__2_720706247"><dc:creator>&lt;анонимный&gt;</dc:creator><dc:date>2017-11-14T15:43:04</dc:date><text:p text:style-name="P2"><text:span text:style-name="T4">Комментарий</text:span></text:p><text:p text:style-name="P2"><text:span text:style-name="T4"/></text:p></office:annotation>Минут в шесть с небольшим значительное лицо уже был пред подъездом своего дома.<office:annotation-end office:name="__Annotation__2_720706247"/> Бледный, перепуганный и без шинели, вместо того чтобы к Каролине Ивановне, он приехал к себе, доплелся кое-как до своей комнаты и провел ночь весьма в большом беспорядке, так что на другой день поутру за чаем дочь ему сказала прямо: «Ты сегодня совсем бледен, папа». Но папа молчал и никому ни слова о том, что с ним случилось, и где он был, и куда хотел ехать. Это происшествие сделало на него сильное впечатление. Он даже гораздо реже стал говорить подчиненным: «Как вы смеете, понимаете ли, кто перед вами?»; если же и произносил, то уж не прежде, как выслушавши сперва, в чем дело. Но еще более замечательно то, что с этих пор совершенно прекратилось появление чиновника-мертвеца: видно, генеральская шинель пришлась ему совершенно по плечам; по крайней мере, уже не было нигде слышно таких случаев, чтобы сдергивали с кого шинели. Впрочем, многие деятельные и заботливые люди никак не хотели успокоиться и поговаривали, что в дальних частях города все еще показывался чиновник-мертвец. И точно, один коломенский будочник видел собственными глазами, как показалось из-за одного дома привидение; но, будучи по природе своей несколько бессилен, так что один раз обыкновенный взрослый поросенок, кинувшись из какого-то частного дома, сшиб его с ног, к величайшему смеху стоявших вокруг извозчиков, с которых он вытребовал за такую издевку по грошу на табак, — итак, будучи бессилен, он не посмел остановить его, а так шел за ним в темноте до тех пор, пока наконец привидение вдруг оглянулось и, остановясь, спросило: «Тебе чего хочется?» — и показало такой кулак, какого и у живых не найдешь. Будочник сказал: «Ничего», — да и поворотил тот же час назад. Привидение, однако же, было уже гораздо выше ростом, носило преогромные усы и, направив шаги, как казалось, к Обухову мосту, скрылось совершенно в ночной темноте.</text:span> <text:span text:style-name="T1">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text:span><text:soft-page-break/><text:span text:style-name="T1">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text:span><text:soft-page-break/><text:span text:style-name="T1">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text:span><text:soft-page-break/><text:span text:style-name="T1">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text:span><text:soft-page-break/><text:span text:style-name="T1">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text:span><text:span text:style-name="T3">— </text:span><text:span text:style-name="T1">Здравствуй, Петрович!</text:span><text:span text:style-name="T3">— </text:span><text:span text:style-name="T1">Здравствовать желаю, сударь, — сказал Петрович и покосил свой глаз на руки Акакия Акакиевича, желая высмотреть, какого рода добычу тот нес.</text:span><text:span text:style-name="T3">— </text:span><text:span text:style-name="T1">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text:span><text:span text:style-name="T3">— </text:span><text:span text:style-name="T1">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text:span><text:span text:style-name="T3">— </text:span><text:span text:style-name="T1">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text:span><text:span text:style-name="T3">— </text:span><text:span text:style-name="T1">Нет, нельзя поправить: худой гардероб!У Акакия Акакиевича при этих словах екнуло сердце.</text:span><text:span text:style-name="T3">— </text:span><text:span text:style-name="T1">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text:span><text:span text:style-name="T3">— </text:span><text:span text:style-name="T1">Да кусочки-то можно найти, кусочки найдутся, — сказал Петрович, — да нашить-то нельзя: дело совсем гнилое, тронешь иглой — а вот уж оно </text:span><text:soft-page-break/><text:span text:style-name="T1">и ползет.</text:span><text:span text:style-name="T3">— </text:span><text:span text:style-name="T1">Пусть ползет, а ты тотчас заплаточку.</text:span><text:span text:style-name="T3">— </text:span><text:span text:style-name="T1">Да заплаточки не на чем положить, укрепиться ей не за что, подержка больно велика. Только слава что сукно, а подуй ветер, так разлетится.</text:span><text:span text:style-name="T3">— </text:span><text:span text:style-name="T1">Ну, да уж прикрепи. Как же этак, право, того!..</text:span><text:span text:style-name="T3">— </text:span><text:span text:style-name="T1">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text:span><text:span text:style-name="T3">— </text:span><text:span text:style-name="T1">Как же новую? — сказал он, все еще как будто находясь во сне, — ведь у меня и денег на это нет.</text:span><text:span text:style-name="T3">— </text:span><text:span text:style-name="T1">Да, новую, — сказал с варварским спокойствием Петрович.</text:span><text:span text:style-name="T3">— </text:span><text:span text:style-name="T1">Ну, а если бы пришлось новую, как бы она того...</text:span><text:span text:style-name="T3">— </text:span><text:span text:style-name="T1">То есть что будет стоить?</text:span><text:span text:style-name="T3">— </text:span><text:span text:style-name="T1">Да.</text:span><text:span text:style-name="T3">— </text:span><text:span text:style-name="T1">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text:span><text:span text:style-name="T3">— </text:span><text:span text:style-name="T1">Полтораста рублей за шинель! — вскрикнул бедный Акакий Акакиевич, вскрикнул, может быть, в первый раз от роду, ибо отличался всегда тихостью голоса.</text:span><text:span text:style-name="T3">— </text:span><text:span text:style-name="T1">Да-с, — сказал Петрович, — да еще какова шинель. Если положить на воротник куницу да пустить капишон на шелковой подкладке, так и в двести войдет.</text:span><text:span text:style-name="T3">— </text:span><text:span text:style-name="T1">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text:span><text:span text:style-name="T3">— </text:span><text:span text:style-name="T1">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text:span><text:soft-page-break/><text:span text:style-name="T1">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text:span><text:soft-page-break/><text:span text:style-name="T1">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text:span><text:soft-page-break/><text:span text:style-name="T1">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text:span><text:soft-page-break/><text:span text:style-name="T1">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text:span><text:soft-page-break/><text:span text:style-name="T1">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сочинителю, — итак, сумма оказалась самая бездельная. Один кто-то, движимый состраданием, решился, по крайней мере, помочь Акакию Акакиевичу добрым советом, 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text:span><text:soft-page-break/><text:span text:style-name="T1">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text:span><text:soft-page-break/><text:span text:style-name="T1">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text:span><text:span text:style-name="T3">— </text:span><text:span text:style-name="T1">Что вы, милостивый государь, — продолжал он отрывисто, — не знаете порядка? куда вы зашла? не 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text:span><text:span text:style-name="T3">— </text:span><text:span text:style-name="T1">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text:span><text:span text:style-name="T3">— </text:span><text:span text:style-name="T1">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text:span><text:span text:style-name="T3">— </text:span><text:span text:style-name="T1">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text:span><text:soft-page-break/><text:span text:style-name="T1">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text:span><text:soft-page-break/><text:span text:style-name="T1">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text:span><text:soft-page-break/><text:span text:style-name="T1">действительнейшим, упрятал на всякий случай голову свою в плечи, замахнулся кнутом и помчался как стрела. 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text:span><text:soft-page-break/><text:span text:style-name="T1">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text:span><text:soft-page-break/><text:span text:style-name="T1">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text:span><text:soft-page-break/><text:span text:style-name="T1">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 Здравствуй, Петрович!— Здравствовать желаю, сударь, — сказал Петрович и покосил свой глаз на руки Акакия Акакиевича, желая высмотреть, какого рода добычу тот нес.— 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 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text:span><text:soft-page-break/><text:span text:style-name="T1">уж обычай у портных: это первое, что он сделает при встрече.— 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 Нет, нельзя поправить: худой гардероб!У Акакия Акакиевича при этих словах екнуло сердце.— 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 Да кусочки-то можно найти, кусочки найдутся, — сказал Петрович, — да нашить-то нельзя: дело совсем гнилое, тронешь иглой — а вот уж оно и ползет.— Пусть ползет, а ты тотчас заплаточку.— Да заплаточки не на чем положить, укрепиться ей не за что, подержка больно велика. Только слава что сукно, а подуй ветер, так разлетится.— Ну, да уж прикрепи. Как же этак, право, того!..— 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 Как же новую? — сказал он, все еще как будто находясь во сне, — ведь у меня и денег на это нет.— Да, новую, — сказал с варварским спокойствием Петрович.— Ну, а если бы пришлось новую, как бы она того...— То есть что будет стоить?— Да.— 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 Полтораста рублей за шинель! — вскрикнул бедный Акакий Акакиевич, вскрикнул, может быть, в первый раз от роду, ибо отличался всегда тихостью голоса.— Да-с, — сказал Петрович, — да еще какова шинель. Если положить на воротник куницу да пустить капишон на шелковой подкладке, так и в двести войдет.— 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 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text:span><text:soft-page-break/><text:span text:style-name="T1">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text:span><text:soft-page-break/><text:span text:style-name="T1">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text:span><text:soft-page-break/><text:span text:style-name="T1">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text:span><text:soft-page-break/><text:span text:style-name="T1">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text:span><text:soft-page-break/><text:span text:style-name="T1">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text:span><text:soft-page-break/><text:span text:style-name="T1">сочинителю, — итак, сумма оказалась самая бездельная. Один кто-то, движимый состраданием, решился, по крайней мере, помочь Акакию Акакиевичу добрым советом, 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text:span><text:soft-page-break/><text:span text:style-name="T1">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 Что вы, милостивый государь, — продолжал он отрывисто, — не знаете порядка? куда вы зашла? не 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 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 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 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text:span><text:soft-page-break/><text:span text:style-name="T1">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text:span><text:soft-page-break/><text:span text:style-name="T1">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text:span><text:soft-page-break/><text:span text:style-name="T1">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действительнейшим, упрятал на всякий случай голову свою в плечи, замахнулся кнутом и помчался как стрела. 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text:span><text:soft-page-break/><text:span text:style-name="T1">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text:span><text:soft-page-break/><text:span text:style-name="T1">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text:span><text:soft-page-break/><text:span text:style-name="T1">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text:span><text:soft-page-break/><text:span text:style-name="T1">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 Здравствуй, Петрович!— Здравствовать желаю, сударь, — сказал Петрович и покосил свой глаз на руки Акакия Акакиевича, желая высмотреть, какого рода добычу тот нес.— 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 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 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 Нет, нельзя поправить: худой гардероб!У Акакия Акакиевича при этих словах екнуло сердце.— 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 Да кусочки-то можно найти, кусочки найдутся, — сказал Петрович, — да нашить-то нельзя: дело совсем гнилое, тронешь иглой — а вот уж оно и ползет.— Пусть ползет, а ты тотчас заплаточку.— Да заплаточки не на чем положить, укрепиться ей не за что, подержка больно велика. Только слава что сукно, а подуй ветер, так разлетится.— Ну, да уж прикрепи. Как же этак, право, того!..— 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 Как же новую? — сказал он, все еще как будто находясь во сне, — ведь у меня и денег на это нет.— Да, новую, — сказал с варварским спокойствием Петрович.— Ну, а если бы пришлось новую, как бы она того...— То есть что будет стоить?— Да.— 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 Полтораста рублей за шинель! — вскрикнул бедный Акакий Акакиевич, вскрикнул, может быть, в первый раз от роду, ибо отличался всегда тихостью голоса.— Да-с, — сказал Петрович, — да еще какова шинель. Если положить на воротник куницу да пустить капишон на шелковой подкладке, так и в двести войдет.— Петрович, пожалуйста, — говорил Акакий Акакиевич умоляющим голосом, не слыша и не </text:span><text:soft-page-break/><text:span text:style-name="T1">стараясь слышать сказанных Петровичем слов и всех его эффектов, — как-нибудь поправь, чтобы хоть сколько-нибудь еще послужила.— 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text:span><text:soft-page-break/><text:span text:style-name="T1">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text:span><text:soft-page-break/><text:span text:style-name="T1">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text:span><text:soft-page-break/><text:span text:style-name="T1">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text:span><text:soft-page-break/><text:span text:style-name="T1">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text:span><text:soft-page-break/><text:span text:style-name="T1">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сочинителю, — итак, сумма оказалась самая бездельная. Один кто-то, движимый состраданием, решился, по крайней мере, помочь Акакию Акакиевичу добрым советом, 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text:span><text:soft-page-break/><text:span text:style-name="T1">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 Что вы, милостивый государь, — продолжал он отрывисто, — не знаете порядка? куда вы зашла? не 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 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 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 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text:span><text:soft-page-break/><text:span text:style-name="T1">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text:span><text:soft-page-break/><text:span text:style-name="T1">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text:span><text:soft-page-break/><text:span text:style-name="T1">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действительнейшим, упрятал на всякий случай голову свою в плечи, замахнулся кнутом и помчался как стрела. 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text:span><text:soft-page-break/><text:span text:style-name="T1">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text:span><text:soft-page-break/><text:span text:style-name="T1">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text:span><text:soft-page-break/><text:span text:style-name="T1">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text:span><text:soft-page-break/><text:span text:style-name="T1">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 Здравствуй, Петрович!— Здравствовать желаю, сударь, — сказал Петрович и покосил свой глаз на руки Акакия Акакиевича, желая высмотреть, какого рода добычу тот нес.— 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 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 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 Нет, нельзя поправить: худой гардероб!У Акакия Акакиевича при этих словах екнуло сердце.— 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 Да кусочки-то можно найти, кусочки найдутся, — сказал Петрович, — да нашить-то нельзя: дело совсем гнилое, тронешь иглой — а вот уж оно и ползет.— Пусть ползет, а ты тотчас заплаточку.— Да заплаточки не на чем положить, укрепиться ей не за что, подержка больно велика. Только слава что сукно, а подуй ветер, так разлетится.— Ну, да уж прикрепи. Как же этак, право, того!..— Нет, — сказал Петрович решительно, — ничего нельзя сделать. Дело совсем плохое. Уж вы лучше, как придет зимнее </text:span><text:soft-page-break/><text:span text:style-name="T1">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 Как же новую? — сказал он, все еще как будто находясь во сне, — ведь у меня и денег на это нет.— Да, новую, — сказал с варварским спокойствием Петрович.— Ну, а если бы пришлось новую, как бы она того...— То есть что будет стоить?— Да.— 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 Полтораста рублей за шинель! — вскрикнул бедный Акакий Акакиевич, вскрикнул, может быть, в первый раз от роду, ибо отличался всегда тихостью голоса.— Да-с, — сказал Петрович, — да еще какова шинель. Если положить на воротник куницу да пустить капишон на шелковой подкладке, так и в двести войдет.— 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 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text:span><text:soft-page-break/><text:span text:style-name="T1">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text:span><text:soft-page-break/><text:span text:style-name="T1">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text:span><text:soft-page-break/><text:span text:style-name="T1">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text:span><text:soft-page-break/><text:span text:style-name="T1">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text:span><text:soft-page-break/><text:span text:style-name="T1">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сочинителю, — итак, сумма оказалась самая бездельная. Один кто-то, движимый состраданием, решился, по крайней мере, помочь Акакию Акакиевичу добрым советом, 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text:span><text:soft-page-break/><text:span text:style-name="T1">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 Что вы, милостивый государь, — продолжал он отрывисто, — не знаете порядка? куда вы зашла? не </text:span><text:soft-page-break/><text:span text:style-name="T1">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 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 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 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text:span><text:soft-page-break/><text:span text:style-name="T1">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text:span><text:soft-page-break/><text:span text:style-name="T1">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действительнейшим, упрятал на всякий случай голову свою в плечи, замахнулся кнутом и помчался как стрела. 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text:span><text:soft-page-break/><text:span text:style-name="T1">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text:span><text:soft-page-break/><text:span text:style-name="T1">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text:span><text:soft-page-break/><text:span text:style-name="T1">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text:span><text:soft-page-break/><text:span text:style-name="T1">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 Здравствуй, Петрович!— Здравствовать желаю, сударь, — сказал Петрович и покосил свой глаз на руки Акакия Акакиевича, желая высмотреть, какого рода добычу тот нес.— 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 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 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text:span><text:soft-page-break/><text:span text:style-name="T1">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 Нет, нельзя поправить: худой гардероб!У Акакия Акакиевича при этих словах екнуло сердце.— 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 Да кусочки-то можно найти, кусочки найдутся, — сказал Петрович, — да нашить-то нельзя: дело совсем гнилое, тронешь иглой — а вот уж оно и ползет.— Пусть ползет, а ты тотчас заплаточку.— Да заплаточки не на чем положить, укрепиться ей не за что, подержка больно велика. Только слава что сукно, а подуй ветер, так разлетится.— Ну, да уж прикрепи. Как же этак, право, того!..— 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 Как же новую? — сказал он, все еще как будто находясь во сне, — ведь у меня и денег на это нет.— Да, новую, — сказал с варварским спокойствием Петрович.— Ну, а если бы пришлось новую, как бы она того...— То есть что будет стоить?— Да.— 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 Полтораста рублей за шинель! — вскрикнул бедный Акакий Акакиевич, вскрикнул, может быть, в первый раз от роду, ибо отличался всегда тихостью голоса.— Да-с, — сказал Петрович, — да еще какова шинель. Если положить на воротник куницу да пустить капишон на шелковой подкладке, так и в двести войдет.— 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 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text:span><text:soft-page-break/><text:span text:style-name="T1">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text:span><text:soft-page-break/><text:span text:style-name="T1">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text:span><text:soft-page-break/><text:span text:style-name="T1">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text:span><text:soft-page-break/><text:span text:style-name="T1">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text:span><text:soft-page-break/><text:span text:style-name="T1">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5:36:00.008000000</meta:creation-date>
    <dc:date>2017-11-14T17:26:58.339000000</dc:date>
    <meta:editing-duration>PT16M7S</meta:editing-duration>
    <meta:editing-cycles>4</meta:editing-cycles>
    <meta:generator>LibreOffice/5.1.1.3$Windows_X86_64 LibreOffice_project/89f508ef3ecebd2cfb8e1def0f0ba9a803b88a6d</meta:generator>
    <meta:document-statistic meta:table-count="0" meta:image-count="0" meta:object-count="0" meta:page-count="82" meta:paragraph-count="1" meta:word-count="55311" meta:character-count="360749" meta:non-whitespace-character-count="304917"/>
  </office:meta>
</office:document-meta>
</file>